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center" style:justify-single-word="false"/>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start" style:justify-single-word="false"/>
    </style:style>
    <style:style style:name="P7" style:family="paragraph" style:parent-style-name="Preformatted_20_Text">
      <style:text-properties style:font-name="Liberation Serif" fo:font-size="12pt" style:font-size-asian="12pt" style:font-size-complex="12pt"/>
    </style:style>
    <style:style style:name="P8" style:family="paragraph" style:parent-style-name="Standard">
      <style:paragraph-properties style:writing-mode="lr-tb"/>
    </style:style>
    <style:style style:name="P9" style:family="paragraph" style:parent-style-name="Standard">
      <style:paragraph-properties style:writing-mode="lr-tb"/>
      <style:text-properties fo:font-style="normal" fo:font-weight="normal" style:font-style-asian="normal" style:font-weight-asian="normal" style:font-style-complex="normal" style:font-weight-complex="normal"/>
    </style:style>
    <style:style style:name="P10" style:family="paragraph" style:parent-style-name="Standard">
      <style:paragraph-properties style:writing-mode="lr-tb"/>
      <style:text-properties fo:font-style="italic" fo:font-weight="normal" style:font-style-asian="italic" style:font-weight-asian="normal" style:font-style-complex="italic" style:font-weight-complex="normal"/>
    </style:style>
    <style:style style:name="P11" style:family="paragraph" style:parent-style-name="Standard">
      <style:paragraph-properties style:writing-mode="lr-tb"/>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style:text-position="sub 58%"/>
    </style:style>
    <style:style style:name="T3" style:family="text">
      <style:text-properties style:text-position="sub 58%" fo:font-style="italic" style:font-style-asian="italic" style:font-style-complex="italic"/>
    </style:style>
    <style:style style:name="T4" style:family="text">
      <style:text-properties style:font-name="Liberation Serif"/>
    </style:style>
    <style:style style:name="T5" style:family="text">
      <style:text-properties style:font-name="Liberation Serif"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text-position="super 58%"/>
    </style:style>
    <style:style style:name="T9" style:family="text">
      <style:text-properties style:text-position="0% 100%"/>
    </style:style>
    <style:style style:name="T1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fo:font-weight="bold" style:font-size-asian="12pt" style:font-size-complex="12pt"/>
    </style:style>
    <style:style style:name="T13" style:family="text">
      <style:text-properties fo:font-size="12pt" fo:font-style="italic" fo:font-weight="normal" style:font-size-asian="12pt" style:font-style-asian="italic" style:font-weight-asian="normal" style:font-size-complex="12pt" style:font-style-complex="italic" style:font-weight-complex="normal"/>
    </style:style>
    <style:style style:name="fr1" style:family="graphic" style:parent-style-name="Frame">
      <style:graphic-properties fo:margin-top="0in" fo:margin-bottom="0in" style:vertical-pos="middle" style:vertical-rel="text" style:horizontal-pos="from-left" style:horizontal-rel="paragraph-content" fo:padding="0in" fo:border="none"/>
    </style:style>
    <style:style style:name="fr2" style:family="graphic" style:parent-style-name="Frame">
      <style:graphic-properties fo:margin-top="0in" fo:margin-bottom="0in" style:vertical-pos="from-top" style:horizontal-pos="from-left" style:horizontal-rel="paragraph-content"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5"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6" style:family="graphic" style:parent-style-name="Frame">
      <style:graphic-properties fo:margin-top="0in" fo:margin-bottom="0in" style:vertical-pos="from-top" style:horizontal-pos="from-left" style:horizontal-rel="paragraph-content" fo:padding="0in" fo:border="none" style:shadow="none"/>
    </style:style>
    <style:style style:name="fr7" style:family="graphic" style:parent-style-name="Frame">
      <style:graphic-properties fo:margin-top="0in" fo:margin-bottom="0in" style:vertical-pos="middle" style:vertical-rel="text" style:horizontal-pos="from-left" style:horizontal-rel="paragraph-content" fo:padding="0in" fo:border="none" style:shadow="none"/>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11" style:family="graphic" style:parent-style-name="Formula">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12" style:family="graphic" style:parent-style-name="Formula">
      <style:graphic-properties fo:margin-left="0in" fo:margin-right="0in" fo:margin-top="0in" fo:margin-bottom="0in" style:run-through="foreground" style:wrap="none" style:vertical-pos="from-top" style:vertical-rel="paragraph-content" style:horizontal-pos="center" style:horizontal-rel="paragraph-content" draw:ole-draw-aspect="1"/>
    </style:style>
    <style:style style:name="fr13" style:family="graphic" style:parent-style-name="Formula">
      <style:graphic-properties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1" text:separation-character="." text:name="Figure"/>
      </text:sequence-decls>
      <text:p text:style-name="P2">Growth and selection in TFN model</text:p>
      <text:p text:style-name="Standard">Alex Lancaster</text:p>
      <text:p text:style-name="Standard">6 July 2008</text:p>
      <text:p text:style-name="Standard"/>
      <text:p text:style-name="P3">Growth</text:p>
      <text:p text:style-name="Standard"/>
      <text:p text:style-name="Standard">Cell size will be explicitly modeled and tracked during development. In <text:span text:style-name="T1">S. cerevisiae</text:span> cell growth is exponential, and cells initiate DNA replication leading to asymmetric division by budding when they reach a certain size. <text:s/>During the growth phase the cell size, <text:span text:style-name="T1">Y</text:span>, at arbitrary time t is given by</text:p>
      <text:p text:style-name="Standard"/>
      <text:p text:style-name="P4"><draw:frame draw:style-name="fr1" draw:name="Frame5" text:anchor-type="as-char" svg:width="1.052in" draw:z-index="10"><draw:text-box fo:min-height="0.2154in"><text:p text:style-name="Equation"><draw:frame draw:style-name="fr10" draw:name="Object1" text:anchor-type="paragraph" svg:x="0in" svg:y="0in" svg:width="1.052in" style:rel-width="100%" svg:height="0.2154in" style:rel-height="scale" draw:z-index="11"><draw:object xlink:href="./Object 2" xlink:type="simple" xlink:show="embed" xlink:actuate="onLoad"/><draw:image xlink:href="./ObjectReplacements/Object 2" xlink:type="simple" xlink:show="embed" xlink:actuate="onLoad"/></draw:frame>Equation <text:sequence text:ref-name="refEquation0" text:name="Equation" text:formula="ooow:Equation+1" style:num-format="1">1</text:sequence>: </text:p></draw:text-box></draw:frame></text:p>
      <text:p text:style-name="Standard"/>
      <text:p text:style-name="Standard">where <text:span text:style-name="T1">g</text:span> is the instantaneous growth rate.</text:p>
      <text:p text:style-name="P5"/>
      <text:p text:style-name="P3">Selection</text:p>
      <text:p text:style-name="Standard"/>
      <text:p text:style-name="Standard">To capture selection, we model the cell’s exponential growth rate (given above as <text:span text:style-name="T1">g</text:span>) as a function of how closely the transcription factor (TF) concentrations <text:span text:style-name="T1">L</text:span><text:span text:style-name="T3">i</text:span> match an assigned optimum. <text:s/>Initially we will focus on selection operating on a single TF concentration <text:span text:style-name="T1">L</text:span>, but this can be extended to selection on the entire set of TF concentrations.</text:p>
      <text:p text:style-name="Standard"/>
      <text:p text:style-name="Standard">Since growth rate is now a function of TF concentration that, in turn is a function of time, we have the following functional dependence of <text:span text:style-name="T1">g</text:span>:</text:p>
      <text:p text:style-name="Standard"/>
      <text:p text:style-name="P4"><draw:frame draw:style-name="fr1" draw:name="Frame6" text:anchor-type="as-char" svg:width="1.011in" draw:z-index="12"><draw:text-box fo:min-height="0.1917in"><text:p text:style-name="Equation"><draw:frame draw:style-name="fr11" draw:name="Object4" text:anchor-type="paragraph" svg:x="0.0016in" svg:y="0.0008in" svg:width="1.011in" style:rel-width="100%" svg:height="0.1917in" style:rel-height="scale" draw:z-index="13"><draw:object xlink:href="./Object 4" xlink:type="simple" xlink:show="embed" xlink:actuate="onLoad"/><draw:image xlink:href="./ObjectReplacements/Object 4" xlink:type="simple" xlink:show="embed" xlink:actuate="onLoad"/></draw:frame>Equation <text:sequence text:ref-name="refEquation1" text:name="Equation" text:formula="ooow:Equation+1" style:num-format="1">2</text:sequence>: </text:p></draw:text-box></draw:frame></text:p>
      <text:p text:style-name="Standard"/>
      <text:p text:style-name="Standard">where <text:span text:style-name="T1">f</text:span> is our selection function. <text:s/>Further, the TF concentration <text:span text:style-name="T1">L</text:span> at an arbitrary time <text:span text:style-name="T1">t</text:span>, is given by the solution of the differential equation:</text:p>
      <text:p text:style-name="Standard"/>
      <text:p text:style-name="P4"><draw:frame draw:style-name="fr1" draw:name="Frame7" text:anchor-type="as-char" svg:width="1.4083in" draw:z-index="14"><draw:text-box fo:min-height="0.2091in"><text:p text:style-name="Equation"><draw:frame draw:style-name="fr11" draw:name="Object5" text:anchor-type="paragraph" svg:x="0.0016in" svg:y="0.0008in" svg:width="1.4083in" style:rel-width="100%" svg:height="0.2091in" style:rel-height="scale" draw:z-index="15"><draw:object xlink:href="./Object 5" xlink:type="simple" xlink:show="embed" xlink:actuate="onLoad"/><draw:image xlink:href="./ObjectReplacements/Object 5" xlink:type="simple" xlink:show="embed" xlink:actuate="onLoad"/></draw:frame>Equation <text:sequence text:ref-name="refEquation2" text:name="Equation" text:formula="ooow:Equation+1" style:num-format="1">3</text:sequence>: </text:p></draw:text-box></draw:frame> </text:p>
      <text:p text:style-name="Standard"/>
      <text:p text:style-name="Standard">If at time step t in our simulation, the cell size is given by <text:span text:style-name="T1">Y(t)</text:span>, we can compute <text:span text:style-name="T5">Y(t+ Δt)</text:span><text:span text:style-name="T4"> <text:s/>exactly by integrating the growth rate, which also varies as a function of </text:span><text:span text:style-name="T5">L(t)</text:span><text:span text:style-name="T4"> over the entire interval, where </text:span><text:span text:style-name="T5">Δt</text:span><text:span text:style-name="T4"> is the time until the next event in the modified Gillespie algorithm.</text:span></text:p>
      <text:p text:style-name="Standard"/>
      <text:p text:style-name="P4"><draw:frame draw:style-name="fr2" draw:name="Frame8" text:anchor-type="as-char" svg:y="-0.2335in" svg:width="3.6327in" draw:z-index="17"><draw:text-box fo:min-height="0.5071in"><text:p text:style-name="Equation"><draw:frame draw:style-name="fr11" draw:name="Object6" text:anchor-type="paragraph" svg:x="0.0016in" svg:y="0.0008in" svg:width="3.6327in" style:rel-width="100%" svg:height="0.5071in" style:rel-height="scale" draw:z-index="19"><draw:object xlink:href="./Object 6" xlink:type="simple" xlink:show="embed" xlink:actuate="onLoad"/><draw:image xlink:href="./ObjectReplacements/Object 6" xlink:type="simple" xlink:show="embed" xlink:actuate="onLoad"/></draw:frame>Equation <text:sequence text:ref-name="refEquation3" text:name="Equation" text:formula="ooow:Equation+1" style:num-format="1">4</text:sequence>: </text:p></draw:text-box></draw:frame></text:p>
      <text:p text:style-name="Standard"/>
      <text:p text:style-name="Standard">Depending on the functional form of <text:span text:style-name="T1">f</text:span>, this integral may have a closed-form solution. <text:s/>A closed-form solution allows an exact computation of the cell size at the next <text:s/>time-step that takes into account how <text:soft-page-break/>the TF concentration, <text:span text:style-name="T1">L(t)</text:span> varies over the <text:span text:style-name="T5">Δt </text:span>interval.</text:p>
      <text:p text:style-name="Standard"/>
      <text:p text:style-name="Standard">TF production is necessary for continued cellular growth. If the production of TF falters, eventually this will lead to the a greater vacancy of TFBS as there are no new TFs available to replace the existing TFs that eventually unbind and decay. <text:s/>This has two consequences: 1) the production of protein product for normal cellular activity, leading to slower growth and 2) a possible stall in TF production altogether. The production of TF molecules, however, has a metabolic cost: it requires energy to drive the processes that lead to new TF production.</text:p>
      <text:p text:style-name="Standard"/>
      <text:p text:style-name="P3">First candidate for growth rate function: <text:sequence-ref text:reference-format="category-and-value" text:ref-name="refEquation4">Equation 5</text:sequence-ref></text:p>
      <text:p text:style-name="P3"/>
      <text:p text:style-name="Standard">In our model we assume a small, constant cost of translation per protein molecule, but assume a larger nonlinear penalty term for producing too little protein than too much and sum the result to obtain the total growth rate, leading to <text:sequence-ref text:reference-format="category-and-value" text:ref-name="refEquation4">Equation 5</text:sequence-ref>.</text:p>
      <text:p text:style-name="Standard"/>
      <text:p text:style-name="P4"><draw:frame draw:style-name="fr2" draw:name="Frame4" text:anchor-type="as-char" svg:y="-0.4043in" svg:width="1.7811in" draw:z-index="4"><draw:text-box fo:min-height="0.4429in"><text:p text:style-name="Equation"><draw:frame draw:style-name="fr11" draw:name="Object2" text:anchor-type="paragraph" svg:x="0.0016in" svg:y="0.0008in" svg:width="1.7811in" style:rel-width="100%" svg:height="0.4429in" style:rel-height="scale" draw:z-index="16"><draw:object xlink:href="./Object 3" xlink:type="simple" xlink:show="embed" xlink:actuate="onLoad"/><draw:image xlink:href="./ObjectReplacements/Object 3" xlink:type="simple" xlink:show="embed" xlink:actuate="onLoad"/></draw:frame>Equation <text:sequence text:ref-name="refEquation4" text:name="Equation" text:formula="ooow:Equation+1" style:num-format="1">5</text:sequence>: </text:p></draw:text-box></draw:frame></text:p>
      <text:p text:style-name="Standard"/>
      <text:p text:style-name="Standard">Benefits: We assume that growth rate increases as a function of L that follows a term that resembles the Michaelis-Menten equation, increasing sharply from zero and eventually reaching a plateau (<text:sequence-ref text:reference-format="category-and-value" text:ref-name="refFigure0">Figure 1</text:sequence-ref>). <text:s/>Cost: we assume that increased transcription and translation has a cost that is a linear function of the current transcription level, <text:span text:style-name="T1">L </text:span><text:span text:style-name="T6">(</text:span><text:span text:style-name="T6"><text:sequence-ref text:reference-format="category-and-value" text:ref-name="refFigure1">Figure 2</text:sequence-ref></text:span><text:span text:style-name="T6">). <text:s/>For some arbitrary example values: gmax=100, Kmax=0.5 and c=0.01, the sum of the costs and benefits are shown in </text:span><text:span text:style-name="T6"><text:sequence-ref text:reference-format="category-and-value" text:ref-name="refFigure2">Figure 3</text:sequence-ref></text:span><text:span text:style-name="T6">.</text:span></text:p>
      <text:p text:style-name="Standard"/>
      <text:p text:style-name="Standard"><draw:frame draw:style-name="fr3" draw:name="Frame1" text:anchor-type="paragraph" svg:width="4.2917in" draw:z-index="0"><draw:text-box fo:min-height="2.6772in"><text:p text:style-name="Figure"><draw:frame draw:style-name="fr8" draw:name="graphics1" text:anchor-type="paragraph" svg:x="0in" svg:y="0.0425in" svg:width="3.5917in" style:rel-width="83%" svg:height="2.2402in" style:rel-height="scale" draw:z-index="1"><draw:image xlink:href="../michaelis-menten.png" xlink:type="simple" xlink:show="embed" xlink:actuate="onLoad"/></draw:frame>Figure <text:sequence text:ref-name="refFigure0" text:name="Figure" text:formula="ooow:Figure+1" style:num-format="1">1</text:sequence>: <text:s/>Increased TF concentration, L, increases growth rate (gmax=100, Kmax=0.5)</text:p></draw:text-box></draw:frame></text:p>
      <text:p text:style-name="P6"><draw:frame draw:style-name="fr3" draw:name="Frame2" text:anchor-type="paragraph" svg:width="4.2917in" draw:z-index="3"><draw:text-box fo:min-height="2.6772in"><text:p text:style-name="Illustration"><draw:frame draw:style-name="fr4" draw:name="Frame9" text:anchor-type="paragraph" svg:x="0.0016in" svg:y="0.0008in" svg:width="5.3083in" style:rel-width="123%" svg:height="3.0882in" style:rel-height="scale-min" draw:z-index="5"><draw:text-box><text:p text:style-name="Figure"><draw:frame draw:style-name="fr8" draw:name="graphics2" text:anchor-type="paragraph" svg:x="0in" svg:y="0.0811in" svg:width="4.0335in" style:rel-width="76%" svg:height="2.3508in" style:rel-height="scale" draw:z-index="6"><draw:image xlink:href="../cost.png" xlink:type="simple" xlink:show="embed" xlink:actuate="onLoad"/></draw:frame>Figure <text:sequence text:ref-name="refFigure1" text:name="Figure" text:formula="ooow:Figure+1" style:num-format="1">2</text:sequence>: Increasing TF concentration, L, can decrease growth rates at higher L (cost parameter = -0.01)</text:p></draw:text-box></draw:frame></text:p></draw:text-box></draw:frame><text:soft-page-break/></text:p>
      <text:p text:style-name="Standard"><draw:frame draw:style-name="fr3" draw:name="Frame3" text:anchor-type="paragraph" svg:width="4.2917in" draw:z-index="2"><draw:text-box fo:min-height="2.6772in"><text:p text:style-name="Illustration"><draw:frame draw:style-name="fr4" draw:name="Frame10" text:anchor-type="paragraph" svg:x="0.0016in" svg:y="0.0008in" svg:width="5.3646in" style:rel-width="125%" svg:height="3.1236in" style:rel-height="scale-min" draw:z-index="7"><draw:text-box><text:p text:style-name="Figure"><draw:frame draw:style-name="fr8" draw:name="graphics3" text:anchor-type="paragraph" svg:x="0.0016in" svg:y="0in" svg:width="4.0484in" style:rel-width="75%" svg:height="2.7819in" style:rel-height="scale" draw:z-index="8"><draw:image xlink:href="../mm+cost.png" xlink:type="simple" xlink:show="embed" xlink:actuate="onLoad"/></draw:frame>Figure <text:sequence text:ref-name="refFigure2" text:name="Figure" text:formula="ooow:Figure+1" style:num-format="1">3</text:sequence>: Sum of benefit and cost terms (gmax=100, Kmax=0.5, cost=0.01)</text:p></draw:text-box></draw:frame></text:p></draw:text-box></draw:frame></text:p>
      <text:p text:style-name="P6">Unfortunately substituting <text:sequence-ref text:reference-format="category-and-value" text:ref-name="refEquation4">Equation 5</text:sequence-ref> and <text:sequence-ref text:reference-format="category-and-value" text:ref-name="refEquation2">Equation 3</text:sequence-ref> into the integral in <text:sequence-ref text:reference-format="category-and-value" text:ref-name="refEquation3">Equation 4</text:sequence-ref> does not lead to a closed-form solution for the new cell size, Y(t+delta-t) in terms of the original cell size Y(t) and protein number L(t). <text:s/>For sufficiently small delta-t, however, we can approximate the growth rate as being constant over the interval. <text:s/>If in turns out that in some cases delta-t is not sufficiently small, another approach might be to numerically integrate the growth rate equation.</text:p>
      <text:p text:style-name="Standard"/>
      <text:p text:style-name="P3">Estimating parameters</text:p>
      <text:p text:style-name="Standard"/>
      <text:p text:style-name="Standard"/>
      <text:p text:style-name="Standard"><text:soft-page-break/></text:p>
      <text:p text:style-name="Standard">The peak of the growth curve, Lp, can be set by assuming that genes with mean protein abundance level will be close to the maximum growth rate. We can then set the peak to be just below the mean protein abundance for all genes (not just transcription factors). <text:s/>The natural logarithms of the subset of genes that were transcription factors fit a normal distribution with mean 7.25669 ln(protein molecules/cell) (Ghaemmaghami et al. 2003). Using the full (superset) of data from Ghaemmaghami et al. (2003), yields a mean 12064.28 protein molecules/per cell equivalent to 9.3980043 ln(protein molecules/cell) <text:s/>(see <text:sequence-ref text:reference-format="category-and-value" text:ref-name="refFigure3">Figure 4</text:sequence-ref>). The maximum amount of expression genome-wide is 1589836 protein molecules/cell which is 16.2 ln(protein molecules/cell). <text:s/>We can then set Lp ~ 12000. <text:s/></text:p>
      <text:p text:style-name="Standard"/>
      <text:p text:style-name="Standard">Doubling time for yeast is estimated at t<text:span text:style-name="T2">double</text:span>=120 min. <text:s/>Assuming that peak growth rate, g<text:span text:style-name="T2">peak</text:span>, corresponds to this doubling time, allow us to estimate, g<text:span text:style-name="T2">peak</text:span>=ln(2)/t<text:span text:style-name="T2">double</text:span>=ln(2)/(120 min x 60 s/min)= 9.627x10<text:span text:style-name="T8">-5</text:span> s<text:span text:style-name="T8">-1</text:span>.</text:p>
      <text:p text:style-name="Standard"/>
      <text:p text:style-name="Standard"><draw:frame draw:style-name="fr5" draw:name="Frame11" text:anchor-type="paragraph" svg:width="5in" draw:z-index="9"><draw:text-box fo:min-height="5in"><text:p text:style-name="Figure"><draw:frame draw:style-name="fr9" draw:name="graphics4" text:anchor-type="paragraph" svg:x="0.8425in" svg:y="0.0839in" svg:width="4.1591in" style:rel-width="83%" svg:height="4.1591in" style:rel-height="scale" draw:z-index="18"><draw:image xlink:href="../allproteins.png" xlink:type="simple" xlink:show="embed" xlink:actuate="onLoad"/></draw:frame>Figure <text:sequence text:ref-name="refFigure3" text:name="Figure" text:formula="ooow:Figure+1" style:num-format="1">4</text:sequence>.: Histogram of the log(number of proteins per cell) for all proteins from Ghaemmaghami et al. (2003)</text:p></draw:text-box></draw:frame></text:p>
      <text:p text:style-name="Standard">Cost term: Using computations based upon the energetic requirements for transcription and translation Wagner (2005) estimated the selection coefficient against gene duplication events to be s=10<text:span text:style-name="T8">-5 </text:span><text:span text:style-name="T9">. Gene duplication events </text:span>effectively double the protein abundance, L, and thus provide a starting point to estimate the value of the cost term, c as a function of the selection coefficient, s. <text:s/>In the case of Wagner (2005), effective population size is N=10<text:span text:style-name="T8">7</text:span>, leading to Ns = 10<text:span text:style-name="T8">7</text:span> x 10<text:span text:style-name="T8">-5</text:span> = 100. <text:s/>However our model uses N'=500 for computational tractability, hence we can rescale s with the Ns value using s = Ns/N' = <text:soft-page-break/>100/500 = 0.2.</text:p>
      <text:p text:style-name="Standard"/>
      <text:p text:style-name="Standard">To obtain the cost parameter, c, we obtain the negative slope of the line of constant cost. Consider L=L<text:span text:style-name="T2">p </text:span>at g<text:span text:style-name="T2">peak</text:span>, doubling the protein amount:</text:p>
      <text:p text:style-name="Standard"/>
      <text:p text:style-name="Standard">c=-(g<text:span text:style-name="T2">peak</text:span>(1-s) – g<text:span text:style-name="T2">peak</text:span>)/(2L<text:span text:style-name="T2">p</text:span>-L<text:span text:style-name="T2">p</text:span>) = <text:s/>-(-s g<text:span text:style-name="T2">peak</text:span>)/L<text:span text:style-name="T2">p</text:span> = s g<text:span text:style-name="T2">peak</text:span>/L<text:span text:style-name="T2">p</text:span></text:p>
      <text:p text:style-name="Standard"/>
      <text:p text:style-name="Standard">Using the parameters above results in:</text:p>
      <text:p text:style-name="Standard"/>
      <text:p text:style-name="Standard">c=0.2 x 9.627x10<text:span text:style-name="T8">-5</text:span>/(12,000) = 1.61 x 10<text:span text:style-name="T8">-9</text:span></text:p>
      <text:p text:style-name="Standard"/>
      <text:p text:style-name="Standard">We are now in a position to evaluate the equation coefficients K<text:span text:style-name="T2">max</text:span>, g<text:span text:style-name="T2">max</text:span> and in terms of experimentally derived parameters L<text:span text:style-name="T2">p</text:span>, g<text:span text:style-name="T2">peak</text:span> and s. <text:s/>We first note that the number of protein molecules L = L<text:span text:style-name="T2">p</text:span> where maximum growth rate, g<text:span text:style-name="T2">peak</text:span>, occurs can be found by evaluating the derivative of <text:sequence-ref text:reference-format="category-and-value" text:ref-name="refEquation4">Equation 5</text:sequence-ref> and setting it to zero, resulting in</text:p>
      <text:p text:style-name="P4"><draw:frame draw:style-name="fr6" draw:name="Frame12" text:anchor-type="as-char" svg:y="-0.3335in" svg:width="3.3291in" draw:z-index="20"><draw:text-box fo:min-height="1.3102in"><text:p text:style-name="Equation"><draw:frame draw:style-name="fr12" draw:name="Object3" text:anchor-type="paragraph" svg:y="0.0008in" svg:width="4.2992in" style:rel-width="100%" svg:height="1.1244in" style:rel-height="scale" draw:z-index="21"><draw:object xlink:href="./Object 1" xlink:type="simple" xlink:show="embed" xlink:actuate="onLoad"/><draw:image xlink:href="./ObjectReplacements/Object 1" xlink:type="simple" xlink:show="embed" xlink:actuate="onLoad"/></draw:frame>Equation <text:sequence text:ref-name="refEquation5" text:name="Equation" text:formula="ooow:Equation+1" style:num-format="1">6</text:sequence>.: </text:p></draw:text-box></draw:frame></text:p>
      <text:p text:style-name="Standard"/>
      <text:p text:style-name="Standard"/>
      <text:p text:style-name="P6">Solving these two simultaneous equations [since c doesn't currently depend on g<text:span text:style-name="T2">max</text:span> or K<text:span text:style-name="T2">max</text:span>] leads to:</text:p>
      <text:p text:style-name="P6"/>
      <text:p text:style-name="P4"><draw:frame draw:style-name="fr7" draw:name="Frame14" text:anchor-type="as-char" svg:width="2.702in" draw:z-index="22"><draw:text-box fo:min-height="0.9528in"><text:p text:style-name="Equation"><draw:frame draw:style-name="fr13" draw:name="Object7" text:anchor-type="as-char" svg:width="1.552in" svg:height="0.739in" draw:z-index="23"><draw:object xlink:href="./Object 7" xlink:type="simple" xlink:show="embed" xlink:actuate="onLoad"/><draw:image xlink:href="./ObjectReplacements/Object 7" xlink:type="simple" xlink:show="embed" xlink:actuate="onLoad"/></draw:frame>Equation <text:sequence text:ref-name="refEquation6" text:name="Equation" text:formula="ooow:Equation+1" style:num-format="1">7</text:sequence>.: </text:p></draw:text-box></draw:frame></text:p>
      <text:p text:style-name="P9"/>
      <text:p text:style-name="P9">[At this point, these equations aren't verified and probably aren't correct, but I used them, together with s=10^-5 and Lp and Lm values described above, as a starting point to get coefficients for <text:sequence-ref text:reference-format="category-and-value" text:ref-name="refEquation4">Equation 5</text:sequence-ref>. <text:s/>Then I made a quick initial implementation to compute growth rates and cell sizes as a sanity check for the basic model. <text:s/>I then tweaked the coefficients just to get a sense of whether the basic growth rate function and/or these coefficient ranges could generate sensible growth rates and cell sizes for different transcription factor profiles, a couple of which I will show in group meeting. <text:s/>In these runs I initialize the cell size at an arbitrary value of 1.0]</text:p>
      <text:p text:style-name="P9"/>
      <text:p text:style-name="P10">References</text:p>
      <text:p text:style-name="P9"/>
      <text:p text:style-name="P7">Ghaemmaghami, S. and Huh, W.K. and Bower, K. and Howson, R.W. and Belle, A. and Dephoure, N. and O'Shea, E.K. and Weissman, J.S. (2003) " <text:span text:style-name="T7">Global analysis of protein expression in yeast", </text:span><text:span text:style-name="T1">Nature</text:span>, 425(6959):737--741.</text:p>
      <text:p text:style-name="P8"><text:span text:style-name="T7">Wagner, A. (2005) </text:span><text:span text:style-name="T10">"</text:span><text:span text:style-name="T11">Energy constraints on the evolution of gene expression."</text:span><text:span text:style-name="T12"> </text:span><text:span text:style-name="T13">Mol Biol Evol</text:span><text:span text:style-name="T10"> 2(6):1365-74.</text:span></text:p>
      <text:p text:style-name="P1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Par" style:family="paragraph" style:parent-style-name="Standard">
      <style:paragraph-properties fo:margin-top="0in" fo:margin-bottom="0.0555in" style:line-height-at-least="0.1665in"/>
      <style:text-properties fo:font-size="11pt" style:font-size-asian="11pt" style:font-size-complex="11pt"/>
    </style:style>
    <style:style style:name="Illustration" style:family="paragraph" style:parent-style-name="Caption" style:class="extra"/>
    <style:style style:name="Equation" style:family="paragraph" style:parent-style-name="Caption"/>
    <style:style style:name="Figure" style:family="paragraph" style:parent-style-name="Caption"/>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Liberation Mono" style:font-size-asian="10pt" style:font-name-complex="Liberation Mono" style:font-size-complex="10pt"/>
    </style:style>
    <style:style style:name="Internet_20_link" style:display-name="Internet link" style:family="text">
      <style:text-properties fo:color="#000080" style:text-underline-style="solid" style:text-underline-width="auto" style:text-underline-color="font-color"/>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editing-cycles>1</meta:editing-cycles>
    <meta:editing-duration>PT0S</meta:editing-duration>
    <meta:user-defined meta:name="Info 1"/>
    <meta:user-defined meta:name="Info 2"/>
    <meta:user-defined meta:name="Info 3"/>
    <meta:user-defined meta:name="Info 4"/>
    <meta:document-statistic meta:table-count="0" meta:image-count="4" meta:object-count="7" meta:page-count="6" meta:paragraph-count="51" meta:word-count="1213" meta:character-count="7153"/>
  </office:meta>
</office:document-meta>
</file>

<file path=Object 1/content.xml><?xml version="1.0" encoding="utf-8"?>
<!DOCTYPE math  PUBLIC '-//OpenOffice.org//DTD Modified W3C MathML 1.01//EN'  'math.dtd'>
<math:math xmlns:math="http://www.w3.org/1998/Math/MathML">
  <math:semantics>
    <math:mtable>
      <math:mtr>
        <math:mrow>
          <math:msub>
            <math:mi>L</math:mi>
            <math:mi>p</math:mi>
          </math:msub>
          <math:mo math:stretchy="false">=</math:mo>
          <math:mfrac>
            <math:mrow>
              <math:mrow>
                <math:msqrt>
                  <math:mrow>
                    <math:mo math:stretchy="false">(</math:mo>
                    <math:mrow>
                      <math:mi>c</math:mi>
                      <math:msub>
                        <math:mi>g</math:mi>
                        <math:mi math:fontstyle="italic">max</math:mi>
                      </math:msub>
                      <math:msub>
                        <math:mi>K</math:mi>
                        <math:mi math:fontstyle="italic">max</math:mi>
                      </math:msub>
                    </math:mrow>
                    <math:mo math:stretchy="false">)</math:mo>
                  </math:mrow>
                </math:msqrt>
                <math:mo math:stretchy="false">−</math:mo>
                <math:mi>c</math:mi>
              </math:mrow>
              <math:msub>
                <math:mi>K</math:mi>
                <math:mi math:fontstyle="italic">max</math:mi>
              </math:msub>
            </math:mrow>
            <math:mi>c</math:mi>
          </math:mfrac>
        </math:mrow>
      </math:mtr>
      <math:mtr>
        <math:mrow>
          <math:mrow>
            <math:msub>
              <math:mi>g</math:mi>
              <math:mi math:fontstyle="italic">peak</math:mi>
            </math:msub>
            <math:mo math:stretchy="false">=</math:mo>
            <math:mrow>
              <math:mrow>
                <math:mfrac>
                  <math:mrow>
                    <math:msub>
                      <math:mi>g</math:mi>
                      <math:mi math:fontstyle="italic">max</math:mi>
                    </math:msub>
                    <math:mrow>
                      <math:mo math:stretchy="false">(</math:mo>
                      <math:mrow>
                        <math:mrow>
                          <math:msqrt>
                            <math:mrow>
                              <math:mo math:stretchy="false">(</math:mo>
                              <math:mrow>
                                <math:mi>c</math:mi>
                                <math:msub>
                                  <math:mi>g</math:mi>
                                  <math:mi math:fontstyle="italic">max</math:mi>
                                </math:msub>
                                <math:msub>
                                  <math:mi>K</math:mi>
                                  <math:mi math:fontstyle="italic">max</math:mi>
                                </math:msub>
                              </math:mrow>
                              <math:mo math:stretchy="false">)</math:mo>
                            </math:mrow>
                          </math:msqrt>
                          <math:mo math:stretchy="false">−</math:mo>
                          <math:mi>c</math:mi>
                        </math:mrow>
                        <math:msub>
                          <math:mi>K</math:mi>
                          <math:mi math:fontstyle="italic">max</math:mi>
                        </math:msub>
                      </math:mrow>
                      <math:mo math:stretchy="false">)</math:mo>
                    </math:mrow>
                  </math:mrow>
                  <math:mrow>
                    <math:mi>c</math:mi>
                    <math:mrow>
                      <math:mo math:stretchy="false">(</math:mo>
                      <math:mrow>
                        <math:mfrac>
                          <math:mrow>
                            <math:mrow>
                              <math:msqrt>
                                <math:mrow>
                                  <math:mo math:stretchy="false">(</math:mo>
                                  <math:mrow>
                                    <math:mi>c</math:mi>
                                    <math:msub>
                                      <math:mi>g</math:mi>
                                      <math:mi math:fontstyle="italic">max</math:mi>
                                    </math:msub>
                                    <math:msub>
                                      <math:mi>K</math:mi>
                                      <math:mi math:fontstyle="italic">max</math:mi>
                                    </math:msub>
                                  </math:mrow>
                                  <math:mo math:stretchy="false">)</math:mo>
                                </math:mrow>
                              </math:msqrt>
                              <math:mo math:stretchy="false">−</math:mo>
                              <math:mi>c</math:mi>
                            </math:mrow>
                            <math:msub>
                              <math:mi>K</math:mi>
                              <math:mi math:fontstyle="italic">max</math:mi>
                            </math:msub>
                          </math:mrow>
                          <math:mi>c</math:mi>
                        </math:mfrac>
                        <math:mo math:stretchy="false">+</math:mo>
                        <math:msub>
                          <math:mi>K</math:mi>
                          <math:mi math:fontstyle="italic">max</math:mi>
                        </math:msub>
                      </math:mrow>
                      <math:mo math:stretchy="false">)</math:mo>
                    </math:mrow>
                  </math:mrow>
                </math:mfrac>
                <math:mo math:stretchy="false">−</math:mo>
                <math:msqrt>
                  <math:mrow>
                    <math:mo math:stretchy="false">(</math:mo>
                    <math:mrow>
                      <math:mi>c</math:mi>
                      <math:msub>
                        <math:mi>g</math:mi>
                        <math:mi math:fontstyle="italic">max</math:mi>
                      </math:msub>
                      <math:msub>
                        <math:mi>K</math:mi>
                        <math:mi math:fontstyle="italic">max</math:mi>
                      </math:msub>
                    </math:mrow>
                    <math:mo math:stretchy="false">)</math:mo>
                  </math:mrow>
                </math:msqrt>
              </math:mrow>
              <math:mo math:stretchy="false">+</math:mo>
              <math:mi>c</math:mi>
            </math:mrow>
          </math:mrow>
          <math:msub>
            <math:mi>K</math:mi>
            <math:mi math:fontstyle="italic">max</math:mi>
          </math:msub>
        </math:mrow>
      </math:mtr>
    </math:mtable>
    <math:annotation math:encoding="StarMath 5.0">L_p =   { sqrt(c g_max K_max) - c K_max } over {c}
newline
g_peak = {g_max (sqrt (c g_max K_max ) - c K_max)} over 
{c ({sqrt (c g_max K_max ) - c K_max}  over { c } + K_max)} - sqrt ( c g_max K_max ) + c K_max</math:annotation>
  </math:semantics>
</math:math>
</file>

<file path=Object 2/content.xml><?xml version="1.0" encoding="utf-8"?>
<!DOCTYPE math  PUBLIC '-//OpenOffice.org//DTD Modified W3C MathML 1.01//EN'  'math.dtd'>
<math:math xmlns:math="http://www.w3.org/1998/Math/MathML">
  <math:semantics>
    <math:mrow>
      <math:mi>Y</math:mi>
      <math:mrow>
        <math:mrow>
          <math:mo math:stretchy="false">(</math:mo>
          <math:mi>t</math:mi>
          <math:mo math:stretchy="false">)</math:mo>
        </math:mrow>
        <math:mo math:stretchy="false">=</math:mo>
        <math:mi>Y</math:mi>
      </math:mrow>
      <math:mrow>
        <math:mo math:stretchy="false">(</math:mo>
        <math:mn>0</math:mn>
        <math:mo math:stretchy="false">)</math:mo>
      </math:mrow>
      <math:msup>
        <math:mi>e</math:mi>
        <math:mrow>
          <math:mi>g</math:mi>
          <math:mi>t</math:mi>
        </math:mrow>
      </math:msup>
    </math:mrow>
    <math:annotation math:encoding="StarMath 5.0">Y(t)=Y(0)e^{g t}</math:annotation>
  </math:semantics>
</math:math>
</file>

<file path=Object 3/content.xml><?xml version="1.0" encoding="utf-8"?>
<!DOCTYPE math  PUBLIC '-//OpenOffice.org//DTD Modified W3C MathML 1.01//EN'  'math.dtd'>
<math:math xmlns:math="http://www.w3.org/1998/Math/MathML">
  <math:semantics>
    <math:mrow>
      <math:mi>g</math:mi>
      <math:mrow>
        <math:mrow>
          <math:mo math:stretchy="false">(</math:mo>
          <math:mi>t</math:mi>
          <math:mo math:stretchy="false">)</math:mo>
        </math:mrow>
        <math:mo math:stretchy="false">=</math:mo>
        <math:mrow>
          <math:mfrac>
            <math:mrow>
              <math:msub>
                <math:mi>g</math:mi>
                <math:mi math:fontstyle="italic">max</math:mi>
              </math:msub>
              <math:mi>L</math:mi>
              <math:mrow>
                <math:mo math:stretchy="false">(</math:mo>
                <math:mi>t</math:mi>
                <math:mo math:stretchy="false">)</math:mo>
              </math:mrow>
            </math:mrow>
            <math:mrow>
              <math:mrow>
                <math:msub>
                  <math:mi>K</math:mi>
                  <math:mi math:fontstyle="italic">max</math:mi>
                </math:msub>
                <math:mo math:stretchy="false">+</math:mo>
                <math:mi>L</math:mi>
              </math:mrow>
              <math:mrow>
                <math:mo math:stretchy="false">(</math:mo>
                <math:mi>t</math:mi>
                <math:mo math:stretchy="false">)</math:mo>
              </math:mrow>
            </math:mrow>
          </math:mfrac>
          <math:mo math:stretchy="false">−</math:mo>
          <math:mi math:fontstyle="italic">cL</math:mi>
        </math:mrow>
      </math:mrow>
      <math:mrow>
        <math:mo math:stretchy="false">(</math:mo>
        <math:mi>t</math:mi>
        <math:mo math:stretchy="false">)</math:mo>
      </math:mrow>
    </math:mrow>
    <math:annotation math:encoding="StarMath 5.0">g(t) = {g_max L(t)} over {K_max + L(t)} - cL(t)
</math:annotation>
  </math:semantics>
</math:math>
</file>

<file path=Object 4/content.xml><?xml version="1.0" encoding="utf-8"?>
<!DOCTYPE math  PUBLIC '-//OpenOffice.org//DTD Modified W3C MathML 1.01//EN'  'math.dtd'>
<math:math xmlns:math="http://www.w3.org/1998/Math/MathML">
  <math:semantics>
    <math:mrow>
      <math:mi>g</math:mi>
      <math:mrow>
        <math:mrow>
          <math:mo math:stretchy="false">(</math:mo>
          <math:mi>t</math:mi>
          <math:mo math:stretchy="false">)</math:mo>
        </math:mrow>
        <math:mo math:stretchy="false">=</math:mo>
        <math:mi>f</math:mi>
      </math:mrow>
      <math:mrow>
        <math:mo math:stretchy="false">(</math:mo>
        <math:mrow>
          <math:mi>L</math:mi>
          <math:mrow>
            <math:mo math:stretchy="false">(</math:mo>
            <math:mi>t</math:mi>
            <math:mo math:stretchy="false">)</math:mo>
          </math:mrow>
        </math:mrow>
        <math:mo math:stretchy="false">)</math:mo>
      </math:mrow>
    </math:mrow>
    <math:annotation math:encoding="StarMath 5.0">g(t) = f(L(t))</math:annotation>
  </math:semantics>
</math:math>
</file>

<file path=Object 5/content.xml><?xml version="1.0" encoding="utf-8"?>
<!DOCTYPE math  PUBLIC '-//OpenOffice.org//DTD Modified W3C MathML 1.01//EN'  'math.dtd'>
<math:math xmlns:math="http://www.w3.org/1998/Math/MathML">
  <math:semantics>
    <math:mrow>
      <math:mrow>
        <math:mrow>
          <math:mi math:fontstyle="italic">dL</math:mi>
          <math:mo math:stretchy="false">/</math:mo>
          <math:mi math:fontstyle="italic">dt</math:mi>
        </math:mrow>
        <math:mo math:stretchy="false">=</math:mo>
        <math:mo math:stretchy="false">α</math:mo>
      </math:mrow>
      <math:mrow>
        <math:msub>
          <math:mi>s</math:mi>
          <math:mi>i</math:mi>
        </math:msub>
        <math:mo math:stretchy="false">−</math:mo>
        <math:msub>
          <math:mi>c</math:mi>
          <math:mi>i</math:mi>
        </math:msub>
      </math:mrow>
      <math:mi>L</math:mi>
      <math:mrow>
        <math:mo math:stretchy="false">(</math:mo>
        <math:mi>t</math:mi>
        <math:mo math:stretchy="false">)</math:mo>
      </math:mrow>
    </math:mrow>
    <math:annotation math:encoding="StarMath 5.0">dL/dt= %alpha s_i - c_i L(t)  </math:annotation>
  </math:semantics>
</math:math>
</file>

<file path=Object 6/content.xml><?xml version="1.0" encoding="utf-8"?>
<!DOCTYPE math  PUBLIC '-//OpenOffice.org//DTD Modified W3C MathML 1.01//EN'  'math.dtd'>
<math:math xmlns:math="http://www.w3.org/1998/Math/MathML">
  <math:semantics>
    <math:mrow>
      <math:mi>Y</math:mi>
      <math:mrow>
        <math:mrow>
          <math:mo math:stretchy="false">(</math:mo>
          <math:mrow>
            <math:mrow>
              <math:mi>t</math:mi>
              <math:mo math:stretchy="false">+</math:mo>
              <math:mo math:stretchy="false">Δ</math:mo>
            </math:mrow>
            <math:mi>t</math:mi>
          </math:mrow>
          <math:mo math:stretchy="false">)</math:mo>
        </math:mrow>
        <math:mo math:stretchy="false">=</math:mo>
        <math:mi>Y</math:mi>
      </math:mrow>
      <math:mrow>
        <math:mo math:stretchy="false">(</math:mo>
        <math:mi>t</math:mi>
        <math:mo math:stretchy="false">)</math:mo>
      </math:mrow>
      <math:mrow>
        <math:msubsup>
          <math:mo math:stretchy="false">∫</math:mo>
          <math:mi>t</math:mi>
          <math:mrow>
            <math:mrow>
              <math:mi>t</math:mi>
              <math:mo math:stretchy="false">+</math:mo>
              <math:mo math:stretchy="false">Δ</math:mo>
            </math:mrow>
            <math:mi>t</math:mi>
          </math:mrow>
        </math:msubsup>
        <math:msup>
          <math:mi>e</math:mi>
          <math:mrow>
            <math:mi>g</math:mi>
            <math:mrow>
              <math:mo math:stretchy="false">(</math:mo>
              <math:mi>t</math:mi>
              <math:mo math:stretchy="false">)</math:mo>
            </math:mrow>
            <math:mo math:stretchy="false">Δ</math:mo>
            <math:mi>t</math:mi>
          </math:mrow>
        </math:msup>
      </math:mrow>
      <math:mrow>
        <math:mi math:fontstyle="italic">dt</math:mi>
        <math:mo math:stretchy="false">=</math:mo>
        <math:mi>Y</math:mi>
      </math:mrow>
      <math:mrow>
        <math:mo math:stretchy="false">(</math:mo>
        <math:mi>t</math:mi>
        <math:mo math:stretchy="false">)</math:mo>
      </math:mrow>
      <math:mrow>
        <math:msubsup>
          <math:mo math:stretchy="false">∫</math:mo>
          <math:mi>t</math:mi>
          <math:mrow>
            <math:mrow>
              <math:mi>t</math:mi>
              <math:mo math:stretchy="false">+</math:mo>
              <math:mo math:stretchy="false">Δ</math:mo>
            </math:mrow>
            <math:mi>t</math:mi>
          </math:mrow>
        </math:msubsup>
        <math:msup>
          <math:mi>e</math:mi>
          <math:mrow>
            <math:mi>f</math:mi>
            <math:mrow>
              <math:mo math:stretchy="false">(</math:mo>
              <math:mrow>
                <math:mi>L</math:mi>
                <math:mrow>
                  <math:mo math:stretchy="false">(</math:mo>
                  <math:mi>t</math:mi>
                  <math:mo math:stretchy="false">)</math:mo>
                </math:mrow>
              </math:mrow>
              <math:mo math:stretchy="false">)</math:mo>
            </math:mrow>
            <math:mo math:stretchy="false">Δ</math:mo>
            <math:mi>t</math:mi>
          </math:mrow>
        </math:msup>
      </math:mrow>
      <math:mi math:fontstyle="italic">dt</math:mi>
    </math:mrow>
    <math:annotation math:encoding="StarMath 5.0">Y(t+%DELTA t) = Y(t) int sup{t+%DELTA t} sub{t} e^{g(t) %DELTA t} dt = Y(t) int sup{t+%DELTA t} sub{t} e^{f(L(t)) %DELTA t} dt
newline
</math:annotation>
  </math:semantics>
</math:math>
</file>

<file path=Object 7/content.xml><?xml version="1.0" encoding="utf-8"?>
<!DOCTYPE math  PUBLIC '-//OpenOffice.org//DTD Modified W3C MathML 1.01//EN'  'math.dtd'>
<math:math xmlns:math="http://www.w3.org/1998/Math/MathML">
  <math:semantics>
    <math:mtable>
      <math:mtr>
        <math:mrow>
          <math:mrow>
            <math:msub>
              <math:mi>g</math:mi>
              <math:mi math:fontstyle="italic">max</math:mi>
            </math:msub>
            <math:mo math:stretchy="false">=</math:mo>
            <math:mrow>
              <math:msub>
                <math:mi>g</math:mi>
                <math:mi math:fontstyle="italic">peak</math:mi>
              </math:msub>
              <math:mo math:stretchy="false">+</math:mo>
              <math:mn>2</math:mn>
            </math:mrow>
          </math:mrow>
          <math:mi>c</math:mi>
          <math:mrow>
            <math:msub>
              <math:mi>L</math:mi>
              <math:mi>p</math:mi>
            </math:msub>
            <math:mo math:stretchy="false">+</math:mo>
            <math:mfrac>
              <math:mrow>
                <math:msup>
                  <math:mi>c</math:mi>
                  <math:mn>2</math:mn>
                </math:msup>
                <math:msup>
                  <math:mi math:fontstyle="italic">Lp</math:mi>
                  <math:mn>2</math:mn>
                </math:msup>
              </math:mrow>
              <math:msub>
                <math:mi>g</math:mi>
                <math:mi math:fontstyle="italic">peak</math:mi>
              </math:msub>
            </math:mfrac>
          </math:mrow>
        </math:mrow>
      </math:mtr>
      <math:mtr>
        <math:mrow>
          <math:msub>
            <math:mi>K</math:mi>
            <math:mi math:fontstyle="italic">max</math:mi>
          </math:msub>
          <math:mo math:stretchy="false">=</math:mo>
          <math:mfrac>
            <math:mrow>
              <math:mi>c</math:mi>
              <math:msup>
                <math:mi math:fontstyle="italic">Lp</math:mi>
                <math:mn>2</math:mn>
              </math:msup>
            </math:mrow>
            <math:msub>
              <math:mi>g</math:mi>
              <math:mi math:fontstyle="italic">peak</math:mi>
            </math:msub>
          </math:mfrac>
        </math:mrow>
      </math:mtr>
    </math:mtable>
    <math:annotation math:encoding="StarMath 5.0">g_max= g_peak + 2 c L_p + {c^2 Lp^2} over {g_peak}
newline
K_max = {c Lp^2} over {g_peak}</math:annotation>
  </math:semantics>
</math:math>
</file>